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officeooo:rsid="00011123" officeooo:paragraph-rsid="00011123"/>
    </style:style>
    <style:style style:name="P2" style:family="paragraph" style:parent-style-name="Standard">
      <style:paragraph-properties fo:line-height="130%" fo:text-align="justify" style:justify-single-word="false"/>
      <style:text-properties officeooo:rsid="00011123" officeooo:paragraph-rsid="00011123"/>
    </style:style>
    <style:style style:name="P3" style:family="paragraph" style:parent-style-name="Standard">
      <style:paragraph-properties fo:line-height="130%" fo:text-align="justify" style:justify-single-word="false"/>
      <style:text-properties officeooo:rsid="00022a0b" officeooo:paragraph-rsid="00022a0b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officeooo:rsid="00011123" officeooo:paragraph-rsid="00011123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officeooo:rsid="00022a0b" officeooo:paragraph-rsid="00022a0b"/>
    </style:style>
    <style:style style:name="P6" style:family="paragraph" style:parent-style-name="Standard" style:list-style-name="L2">
      <style:paragraph-properties fo:line-height="130%" fo:text-align="justify" style:justify-single-word="false"/>
      <style:text-properties officeooo:rsid="00022a0b" officeooo:paragraph-rsid="0002d948"/>
    </style:style>
    <style:style style:name="P7" style:family="paragraph" style:parent-style-name="Standard" style:list-style-name="L2">
      <style:paragraph-properties fo:line-height="130%" fo:text-align="justify" style:justify-single-word="false"/>
      <style:text-properties officeooo:rsid="00022a0b" officeooo:paragraph-rsid="00022a0b"/>
    </style:style>
    <style:style style:name="P8" style:family="paragraph" style:parent-style-name="Standard" style:list-style-name="L2">
      <style:paragraph-properties fo:line-height="130%" fo:text-align="justify" style:justify-single-word="false"/>
      <style:text-properties officeooo:rsid="0006fdc4" officeooo:paragraph-rsid="0006fdc4"/>
    </style:style>
    <style:style style:name="T1" style:family="text">
      <style:text-properties fo:color="#000000" style:font-name="Times New Roman" fo:font-size="12pt" fo:language="none" fo:country="none" officeooo:rsid="00109e42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language="none" fo:country="none" officeooo:rsid="00033765" style:font-size-asian="12pt" style:font-name-complex="Times New Roman1" style:font-size-complex="12pt"/>
    </style:style>
    <style:style style:name="T3" style:family="text">
      <style:text-properties officeooo:rsid="0002d948"/>
    </style:style>
    <style:style style:name="T4" style:family="text">
      <style:text-properties officeooo:rsid="00058e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1</text:p>
      <text:p text:style-name="P1">“<text:span text:style-name="T1">Реализ</text:span><text:span text:style-name="T2">ация простого</text:span><text:span text:style-name="T1"> класс</text:span><text:span text:style-name="T2">а</text:span>”</text:p>
      <text:p text:style-name="P1"/>
      <text:p text:style-name="P2"><text:tab/>Реализовать класс по теме курсовой работы. Использовать принципы инкапсуляции, <text:span text:style-name="T3">реализовать конструктор и деструктор. </text:span>Написать тестовое приложение для демонстрации работы класс<text:span text:style-name="T4">а</text:span>.</text:p>
      <text:p text:style-name="P2"/>
      <text:p text:style-name="P2"><text:tab/>Содержание отчёта</text:p>
      <text:list xml:id="list3541261777768681839" text:style-name="L1">
        <text:list-item>
          <text:p text:style-name="P4">Описание класс<text:span text:style-name="T3">а</text:span> (имя, свойства и методы)</text:p>
        </text:list-item>
        <text:list-item>
          <text:p text:style-name="P5">Содержимое заголовочного файла.</text:p>
        </text:list-item>
        <text:list-item>
          <text:p text:style-name="P5">Пример работы тестового приложения</text:p>
        </text:list-item>
      </text:list>
      <text:p text:style-name="P3"/>
      <text:p text:style-name="P3"><text:tab/>Вопросы на защиту</text:p>
      <text:list xml:id="list2205233808208306655" text:style-name="L2">
        <text:list-item>
          <text:p text:style-name="P6">Дать определение класс<text:span text:style-name="T3">а и экземпляра класса. Привести примеры.</text:span></text:p>
        </text:list-item>
        <text:list-item>
          <text:p text:style-name="P7">Дать определение наследования классов. Привести пример</text:p>
        </text:list-item>
        <text:list-item>
          <text:p text:style-name="P7">Дать определение инкапсуляции классов. Привести пример</text:p>
        </text:list-item>
        <text:list-item>
          <text:p text:style-name="P7">Что такое спецификаторы доступа? Привести пример</text:p>
        </text:list-item>
        <text:list-item>
          <text:p text:style-name="P8">Что такое статические поля и методы класса в C++? Привести пример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41:44.800450665</meta:creation-date>
    <dc:date>2019-09-08T22:14:05.574651904</dc:date>
    <meta:editing-duration>PT16M3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90" meta:character-count="670" meta:non-whitespace-character-count="598"/>
  </office:meta>
</office:document-meta>
</file>